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6.9444in" fo:margin-left="0in" fo:margin-right="-0.0194in" table:align="margins"/>
    </style:style>
    <style:style style:name="Table6.A" style:family="table-column">
      <style:table-column-properties style:column-width="0.2139in" style:rel-column-width="2018*"/>
    </style:style>
    <style:style style:name="Table6.B" style:family="table-column">
      <style:table-column-properties style:column-width="0.9549in" style:rel-column-width="9011*"/>
    </style:style>
    <style:style style:name="Table6.C" style:family="table-column">
      <style:table-column-properties style:column-width="4.6993in" style:rel-column-width="44347*"/>
    </style:style>
    <style:style style:name="Table6.D" style:family="table-column">
      <style:table-column-properties style:column-width="1.0764in" style:rel-column-width="10159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6.9257in" fo:margin-left="-0.0007in" fo:margin-right="0in" table:align="margins"/>
    </style:style>
    <style:style style:name="Table1.A" style:family="table-column">
      <style:table-column-properties style:column-width="0.266in" style:rel-column-width="2516*"/>
    </style:style>
    <style:style style:name="Table1.B" style:family="table-column">
      <style:table-column-properties style:column-width="0.1486in" style:rel-column-width="1406*"/>
    </style:style>
    <style:style style:name="Table1.C" style:family="table-column">
      <style:table-column-properties style:column-width="2.7903in" style:rel-column-width="26403*"/>
    </style:style>
    <style:style style:name="Table1.D" style:family="table-column">
      <style:table-column-properties style:column-width="0.2542in" style:rel-column-width="2405*"/>
    </style:style>
    <style:style style:name="Table1.E" style:family="table-column">
      <style:table-column-properties style:column-width="0.6694in" style:rel-column-width="6334*"/>
    </style:style>
    <style:style style:name="Table1.F" style:family="table-column">
      <style:table-column-properties style:column-width="0.7785in" style:rel-column-width="7366*"/>
    </style:style>
    <style:style style:name="Table1.G" style:family="table-column">
      <style:table-column-properties style:column-width="2.0188in" style:rel-column-width="19105*"/>
    </style:style>
    <style:style style:name="Table1.1" style:family="table-row">
      <style:table-row-properties style:min-row-height="0.1965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0.0896in"/>
    </style:style>
    <style:style style:name="Table1.4" style:family="table-row">
      <style:table-row-properties style:min-row-height="0.1792in"/>
    </style:style>
    <style:style style:name="Table1.7" style:family="table-row">
      <style:table-row-properties style:min-row-height="0.0444in"/>
    </style:style>
    <style:style style:name="Table1.A9" style:family="table-cell">
      <style:table-cell-properties fo:padding="0in" fo:border="none"/>
    </style:style>
    <style:style style:name="Table1.11" style:family="table-row">
      <style:table-row-properties style:min-row-height="0.2792in"/>
    </style:style>
    <style:style style:name="Table1.14" style:family="table-row">
      <style:table-row-properties style:min-row-height="0.2431in"/>
    </style:style>
    <style:style style:name="Table3" style:family="table">
      <style:table-properties style:width="6.9257in" table:align="margins"/>
    </style:style>
    <style:style style:name="Table3.A" style:family="table-column">
      <style:table-column-properties style:column-width="6.9257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Header">
      <style:paragraph-properties fo:margin-left="0in" fo:margin-right="-0.0035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margin-left="0in" fo:margin-right="-0.0035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margin-left="0in" fo:margin-right="-0.0035in" fo:text-align="start" style:justify-single-word="false" fo:text-indent="0in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margin-left="0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8" style:family="paragraph" style:parent-style-name="Header">
      <style:paragraph-properties fo:margin-left="0.3437in" fo:margin-right="-0.0035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margin-left="0.3437in" fo:margin-right="-0.0035in" fo:text-indent="0in" style:auto-text-indent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24" style:family="paragraph" style:parent-style-name="Table_20_Contents">
      <style:paragraph-properties fo:margin-left="0.3555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fo:margin-left="0.3783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margin-left="0.4165in" fo:margin-right="0in" fo:text-indent="0in" style:auto-text-indent="false"/>
      <style:text-properties style:font-name="Arial" fo:font-size="10pt" style:font-size-asian="10pt" style:font-size-complex="10pt"/>
    </style:style>
    <style:style style:name="P27" style:family="paragraph" style:parent-style-name="Text_20_body">
      <style:paragraph-properties fo:text-align="center" style:justify-single-word="false">
        <style:tab-stops>
          <style:tab-stop style:position="4.352in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text-align="center" style:justify-single-word="false">
        <style:tab-stops>
          <style:tab-stop style:position="4.352in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padding="0in" fo:border="none"/>
      <style:text-properties style:font-name="Arial" fo:font-size="10pt" style:text-underline-style="none" fo:font-weight="bold" style:font-size-asian="10pt" style:font-size-complex="10pt"/>
    </style:style>
    <style:style style:name="P30" style:family="paragraph" style:parent-style-name="Text_20_body">
      <style:paragraph-properties fo:text-align="justify" style:justify-single-word="false" fo:padding="0in" fo:border="none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 fo:padding="0in" fo:border="none"/>
      <style:text-properties style:font-name="Arial" fo:font-size="10pt" style:font-size-asian="10pt" style:font-size-complex="10pt"/>
    </style:style>
    <style:style style:name="P32" style:family="paragraph" style:parent-style-name="Heading_20_1">
      <style:paragraph-properties fo:margin-left="0in" fo:margin-right="0in" fo:text-align="center" style:justify-single-word="false" fo:text-indent="0.0118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8">{logo}</text:p>
          </table:table-cell>
          <table:table-cell table:style-name="Table6.C1" office:value-type="string">
            <text:p text:style-name="P19">{badan}</text:p>
            <text:p text:style-name="P19">{kota4}</text:p>
            <text:p text:style-name="P20">{alamat} </text:p>
            <text:p text:style-name="P21">Telp. {tlp} Fax {fax} </text:p>
            <text:p text:style-name="P22"/>
          </table:table-cell>
          <table:table-cell table:style-name="Table6.C1" office:value-type="string">
            <text:p text:style-name="P23"/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h text:style-name="P32" text:outline-level="1">{title}</text:h>
            <text:p text:style-name="P27">{IZIN}</text:p>
            <text:p text:style-name="P28">Nomor : {no_skr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7" office:value-type="string">
            <text:p text:style-name="P29">Berdasarka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0">[!-- BEGIN row.articles2 --]{titreArticle2}</text:p>
          </table:table-cell>
          <table:covered-table-cell/>
          <table:table-cell table:style-name="Table1.A1" table:number-columns-spanned="5" office:value-type="string">
            <text:p text:style-name="P31"><text:span text:style-name="T4">{texteArticle2}[!-- END row.articles2 --]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10">Permohonan izin :</text:p>
          </table:table-cell>
          <table:covered-table-cell/>
          <table:covered-table-cell/>
          <table:table-cell table:style-name="Table1.A1" office:value-type="string">
            <text:p text:style-name="P14"/>
          </table:table-cell>
          <table:table-cell table:style-name="Table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[!-- BEGIN row.articles --]{titreArticle}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3" office:value-type="string">
            <text:p text:style-name="P2"><text:bookmark-start text:name="__DdeLink__12123_962768907"/>{texteArticle}<text:span text:style-name="T1">[!-- END row.articles --]</text:span><text:bookmark-end text:name="__DdeLink__12123_962768907"/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[!-- BEGIN row.articles3 --]{titreArticle3}</text:p>
          </table:table-cell>
          <table:covered-table-cell/>
          <table:table-cell table:style-name="Table1.A1" office:value-type="string">
            <text:p text:style-name="P2">{texteArticle4}</text:p>
          </table:table-cell>
          <table:table-cell table:style-name="Table1.A1" table:number-columns-spanned="3" office:value-type="string">
            <text:p text:style-name="P2"><text:bookmark-start text:name="__DdeLink__28852_962768907"/>{texteArticle3}<text:bookmark-end text:name="__DdeLink__28852_962768907"/><text:span text:style-name="T1">[!-- END row.articles3 --]</text:span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3">Perhitungan Retribusi :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9" table:number-columns-spanned="7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3">Besarnya retribusi IMB Gedung</text:p>
                  <text:p text:style-name="P4"><text:s text:c="8"/>=Luas Bangunan Gedung x Index Terintergrasi x Index Pembangunan x Harga Satuan</text:p>
                  <text:p text:style-name="P5"><text:s text:c="8"/>=Rp. {bangunan_gedung}</text:p>
                  <text:p text:style-name="P5">Besarnya retribusi IMB Prasarana Gedung:</text:p>
                  <text:p text:style-name="P5"><text:s text:c="8"/>=Prasarana Bangunan Gedung x 1,00 x Harga Satuan</text:p>
                  <text:p text:style-name="P5"><text:s text:c="8"/><text:bookmark-start text:name="__DdeLink__313_1142874491"/>=Rp. <text:bookmark-end text:name="__DdeLink__313_1142874491"/>{prasarana}</text:p>
                  <text:p text:style-name="P5">Besarnya retribusi IMB Bukan Gedung:</text:p>
                  <text:p text:style-name="P5"><text:s text:c="8"/>=1,75 x RAB</text:p>
                  <text:p text:style-name="P5"><text:s text:c="8"/>=Rp. .....................................................</text:p>
                  <text:p text:style-name="P5">Besarnya retribusi IMB Bukan Gedung:</text:p>
                  <text:p text:style-name="P5"><text:s text:c="8"/>=1,75 x RAB</text:p>
                  <text:p text:style-name="P5"><text:s text:c="8"/>=Rp. .....................................................</text:p>
                  <text:p text:style-name="P5">Besarnya retribusi pembuatan duplikasi IMB:</text:p>
                  <text:p text:style-name="P5"><text:s text:c="8"/>=50% x tarif retribusi</text:p>
                  <text:p text:style-name="P5"><text:s text:c="8"/>=Rp. .....................................................</text:p>
                  <text:p text:style-name="P6">_________________________________________</text:p>
                  <text:p text:style-name="P8">= {jumlahretribusi1}</text:p>
                </table:table-cell>
              </table:table-row>
              <table:table-row>
                <table:table-cell table:style-name="Table3.A2" office:value-type="string">
                  <text:p text:style-name="P13">Pengurangan/keringanan/pembebasan retribusi</text:p>
                  <text:p text:style-name="P9">Berdasarkan surat <text:s/>: {berdasarkan}</text:p>
                  <text:p text:style-name="P24">Nomor <text:s text:c="18"/>: {i_surat}</text:p>
                  <text:p text:style-name="P7">Besarnya retribusi <text:s text:c="9"/>: {diskon} % x {jumlahretribusi}</text:p>
                  <text:p text:style-name="P25">= {totalretribusi}</text:p>
                </table:table-cell>
              </table:table-row>
            </table:table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7" office:value-type="string">
            <text:p text:style-name="P16">Besarnya retribusi yang harus dibayar :</text:p>
            <text:p text:style-name="P26"><text:span text:style-name="T2">= </text:span><text:span text:style-name="T3">{totalretribusi} (</text:span><text:span text:style-name="T2"> </text:span><text:span text:style-name="T7">{bilangan}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5">{kota} , {tanggal}</text:p>
          </table:table-cell>
          <table:covered-table-cell/>
        </table:table-row>
        <table:table-row table:style-name="Table1.11">
          <table:table-cell table:style-name="Table1.A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5"><text:span text:style-name="T5">{jabatan}</text:span><text:line-break/><text:span text:style-name="T5">{kantor}</text:span></text:p>
          </table:table-cell>
          <table:covered-table-cell/>
        </table:table-row>
        <table:table-row table:style-name="Table1.11">
          <table:table-cell table:style-name="Table1.A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s text:c="5"/></text:p>
          </table:table-cell>
          <table:table-cell table:style-name="Table1.A1" office:value-type="string">
            <text:p text:style-name="P12">{ttd}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e1.14">
          <table:table-cell table:style-name="Table1.A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A9" table:number-columns-spanned="2" office:value-type="string">
            <text:p text:style-name="P11"><text:span text:style-name="T6">{nama_pejabat}</text:span> <text:line-break/>NIP. {nip_pejabat}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99in" fo:margin-bottom="0.0402in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01T10:19:42</meta:creation-date>
    <dc:date>2012-04-25T11:19:33.64</dc:date>
    <meta:editing-duration>PT9H35M13S</meta:editing-duration>
    <meta:editing-cycles>113</meta:editing-cycles>
    <meta:generator>OpenOffice.org/3.3$Win32 OpenOffice.org_project/330m20$Build-9567</meta:generator>
    <meta:document-statistic meta:table-count="3" meta:image-count="0" meta:object-count="0" meta:page-count="1" meta:paragraph-count="48" meta:word-count="157" meta:character-count="1447"/>
  </office:meta>
</office:document-meta>
</file>